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~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 to do...?!  How could
anyone hold it fo so long in a place like thi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-one needs to use the bathroom, right?
Everyone's al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~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~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 really feel it trembling with magic pow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 how
are we supposed to, umm, you k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"Ah, that definitely looks like a Gashkull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"Perfect. Get ready to engage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"We'll be taking that tusk of yours, I'm afraid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you have to make do with what
you've got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good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Fuu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n't tha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-I'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I-I'm saved...! I will take you up on
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's... coming... out...! I-I can't take it
any long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
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~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"Phantom"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"Holy
Water" which they accumulate within
them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"Phantom"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【Ability】 section shows what special buff
you will gain when this spirit possesse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tricate her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4T13:15:55+01:00</meta:creation-date>
    <dc:date>2020-01-04T13:15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